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452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1.71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912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739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3.752cm"/>
    </style:style>
    <style:style style:name="co20" style:family="table-column">
      <style:table-column-properties fo:break-before="auto" style:column-width="3.7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name="Times New Roman"/>
    </style:style>
    <style:style style:name="T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2 年 7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991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991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991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104343" calcext:value-type="float">
            <text:p><text:s text:c="3"/>104,343</text:p>
          </table:table-cell>
          <table:table-cell table:style-name="ce25" office:value-type="float" office:value="26173" calcext:value-type="float">
            <text:p><text:s text:c="3"/>26,173</text:p>
          </table:table-cell>
          <table:table-cell table:style-name="ce25" office:value-type="float" office:value="7485" calcext:value-type="float">
            <text:p><text:s text:c="3"/>7,485</text:p>
          </table:table-cell>
          <table:table-cell table:style-name="ce25" office:value-type="float" office:value="7119" calcext:value-type="float">
            <text:p><text:s text:c="3"/>7,119</text:p>
          </table:table-cell>
          <table:table-cell table:style-name="ce25" office:value-type="float" office:value="3258" calcext:value-type="float">
            <text:p><text:s text:c="3"/>3,258</text:p>
          </table:table-cell>
          <table:table-cell table:style-name="ce25" office:value-type="float" office:value="2967" calcext:value-type="float">
            <text:p><text:s text:c="3"/>2,967</text:p>
          </table:table-cell>
          <table:table-cell table:style-name="ce25" office:value-type="float" office:value="1691" calcext:value-type="float">
            <text:p><text:s text:c="3"/>1,691</text:p>
          </table:table-cell>
          <table:table-cell table:style-name="ce25" office:value-type="float" office:value="2744" calcext:value-type="float">
            <text:p><text:s text:c="3"/>2,744</text:p>
          </table:table-cell>
          <table:table-cell table:style-name="ce25" office:value-type="float" office:value="8300" calcext:value-type="float">
            <text:p><text:s text:c="3"/>8,300</text:p>
          </table:table-cell>
          <table:table-cell table:style-name="ce25" office:value-type="float" office:value="527" calcext:value-type="float">
            <text:p><text:s text:c="3"/>527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3467" calcext:value-type="float">
            <text:p><text:s text:c="3"/>3,467</text:p>
          </table:table-cell>
          <table:table-cell table:style-name="ce25" office:value-type="float" office:value="38193" calcext:value-type="float">
            <text:p><text:s text:c="3"/>38,193</text:p>
          </table:table-cell>
          <table:table-cell table:style-name="ce25" office:value-type="float" office:value="2402" calcext:value-type="float">
            <text:p><text:s text:c="3"/>2,402</text:p>
          </table:table-cell>
          <table:table-cell table:style-name="ce25" office:value-type="float" office:value="16" calcext:value-type="float">
            <text:p><text:s text:c="3"/>16</text:p>
          </table:table-cell>
          <table:table-cell table:style-name="ce25" office:value-type="float" office:value="78102" calcext:value-type="float">
            <text:p><text:s text:c="3"/>78,102</text:p>
          </table:table-cell>
          <table:table-cell table:style-name="ce25" office:value-type="float" office:value="2295" calcext:value-type="float">
            <text:p><text:s text:c="3"/>2,295</text:p>
          </table:table-cell>
          <table:table-cell table:style-name="ce25" office:value-type="float" office:value="8277" calcext:value-type="float">
            <text:p><text:s text:c="3"/>8,277</text:p>
          </table:table-cell>
          <table:table-cell table:style-name="ce25" office:value-type="float" office:value="4840" calcext:value-type="float">
            <text:p><text:s text:c="3"/>4,840</text:p>
          </table:table-cell>
          <table:table-cell table:style-name="ce25" office:value-type="float" office:value="4555" calcext:value-type="float">
            <text:p><text:s text:c="3"/>4,555</text:p>
          </table:table-cell>
          <table:table-cell table:style-name="ce25" office:value-type="float" office:value="4138" calcext:value-type="float">
            <text:p><text:s text:c="3"/>4,138</text:p>
          </table:table-cell>
          <table:table-cell table:style-name="ce25" office:value-type="float" office:value="1903" calcext:value-type="float">
            <text:p><text:s text:c="3"/>1,903</text:p>
          </table:table-cell>
          <table:table-cell table:style-name="ce25" office:value-type="float" office:value="2674" calcext:value-type="float">
            <text:p><text:s text:c="3"/>2,674</text:p>
          </table:table-cell>
          <table:table-cell table:style-name="ce25" office:value-type="float" office:value="7183" calcext:value-type="float">
            <text:p><text:s text:c="3"/>7,183</text:p>
          </table:table-cell>
          <table:table-cell table:style-name="ce25" office:value-type="float" office:value="521" calcext:value-type="float">
            <text:p><text:s text:c="3"/>521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467" calcext:value-type="float">
            <text:p><text:s text:c="3"/>3,467</text:p>
          </table:table-cell>
          <table:table-cell table:style-name="ce25" office:value-type="float" office:value="38193" calcext:value-type="float">
            <text:p><text:s text:c="3"/>38,193</text:p>
          </table:table-cell>
          <table:table-cell table:style-name="ce25" office:value-type="float" office:value="29" calcext:value-type="float">
            <text:p><text:s text:c="3"/>29</text:p>
          </table:table-cell>
          <table:table-cell table:style-name="ce25" office:value-type="float" office:value="27" calcext:value-type="float">
            <text:p><text:s text:c="3"/>27</text:p>
          </table:table-cell>
          <table:table-cell table:style-name="ce29" office:value-type="float" office:value="26241" calcext:value-type="float">
            <text:p><text:s text:c="3"/>26,241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48508" calcext:value-type="float">
            <text:p><text:s text:c="3"/>48,508</text:p>
          </table:table-cell>
          <table:table-cell table:style-name="ce25" office:value-type="float" office:value="12620" calcext:value-type="float">
            <text:p><text:s text:c="3"/>12,620</text:p>
          </table:table-cell>
          <table:table-cell table:style-name="ce25" office:value-type="float" office:value="3483" calcext:value-type="float">
            <text:p><text:s text:c="3"/>3,483</text:p>
          </table:table-cell>
          <table:table-cell table:style-name="ce25" office:value-type="float" office:value="3406" calcext:value-type="float">
            <text:p><text:s text:c="3"/>3,406</text:p>
          </table:table-cell>
          <table:table-cell table:style-name="ce25" office:value-type="float" office:value="1568" calcext:value-type="float">
            <text:p><text:s text:c="3"/>1,568</text:p>
          </table:table-cell>
          <table:table-cell table:style-name="ce25" office:value-type="float" office:value="1374" calcext:value-type="float">
            <text:p><text:s text:c="3"/>1,374</text:p>
          </table:table-cell>
          <table:table-cell table:style-name="ce25" office:value-type="float" office:value="768" calcext:value-type="float">
            <text:p><text:s text:c="3"/>768</text:p>
          </table:table-cell>
          <table:table-cell table:style-name="ce25" office:value-type="float" office:value="1289" calcext:value-type="float">
            <text:p><text:s text:c="3"/>1,289</text:p>
          </table:table-cell>
          <table:table-cell table:style-name="ce25" office:value-type="float" office:value="3890" calcext:value-type="float">
            <text:p><text:s text:c="3"/>3,890</text:p>
          </table:table-cell>
          <table:table-cell table:style-name="ce25" office:value-type="float" office:value="298" calcext:value-type="float">
            <text:p><text:s text:c="3"/>298</text:p>
          </table:table-cell>
          <table:table-cell table:style-name="ce27" office:value-type="float" office:value="1" calcext:value-type="float">
            <text:p>1</text:p>
          </table:table-cell>
          <table:table-cell table:style-name="ce25" office:value-type="float" office:value="1545" calcext:value-type="float">
            <text:p><text:s text:c="3"/>1,545</text:p>
          </table:table-cell>
          <table:table-cell table:style-name="ce25" office:value-type="float" office:value="17497" calcext:value-type="float">
            <text:p><text:s text:c="3"/>17,497</text:p>
          </table:table-cell>
          <table:table-cell table:style-name="ce25" office:value-type="float" office:value="762" calcext:value-type="float">
            <text:p><text:s text:c="3"/>762</text:p>
          </table:table-cell>
          <table:table-cell table:style-name="ce25" office:value-type="float" office:value="7" calcext:value-type="float">
            <text:p><text:s text:c="3"/>7</text:p>
          </table:table-cell>
          <table:table-cell table:style-name="ce25" office:value-type="float" office:value="36149" calcext:value-type="float">
            <text:p><text:s text:c="3"/>36,149</text:p>
          </table:table-cell>
          <table:table-cell table:style-name="ce25" office:value-type="float" office:value="1006" calcext:value-type="float">
            <text:p><text:s text:c="3"/>1,006</text:p>
          </table:table-cell>
          <table:table-cell table:style-name="ce25" office:value-type="float" office:value="3928" calcext:value-type="float">
            <text:p><text:s text:c="3"/>3,928</text:p>
          </table:table-cell>
          <table:table-cell table:style-name="ce25" office:value-type="float" office:value="2119" calcext:value-type="float">
            <text:p><text:s text:c="3"/>2,119</text:p>
          </table:table-cell>
          <table:table-cell table:style-name="ce25" office:value-type="float" office:value="2179" calcext:value-type="float">
            <text:p><text:s text:c="3"/>2,179</text:p>
          </table:table-cell>
          <table:table-cell table:style-name="ce25" office:value-type="float" office:value="1903" calcext:value-type="float">
            <text:p><text:s text:c="3"/>1,903</text:p>
          </table:table-cell>
          <table:table-cell table:style-name="ce25" office:value-type="float" office:value="934" calcext:value-type="float">
            <text:p><text:s text:c="3"/>934</text:p>
          </table:table-cell>
          <table:table-cell table:style-name="ce25" office:value-type="float" office:value="1248" calcext:value-type="float">
            <text:p><text:s text:c="3"/>1,248</text:p>
          </table:table-cell>
          <table:table-cell table:style-name="ce25" office:value-type="float" office:value="3481" calcext:value-type="float">
            <text:p><text:s text:c="3"/>3,481</text:p>
          </table:table-cell>
          <table:table-cell table:style-name="ce25" office:value-type="float" office:value="284" calcext:value-type="float">
            <text:p><text:s text:c="3"/>284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545" calcext:value-type="float">
            <text:p><text:s text:c="3"/>1,545</text:p>
          </table:table-cell>
          <table:table-cell table:style-name="ce25" office:value-type="float" office:value="17497" calcext:value-type="float">
            <text:p><text:s text:c="3"/>17,497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25" office:value-type="float" office:value="14" calcext:value-type="float">
            <text:p><text:s text:c="3"/>14</text:p>
          </table:table-cell>
          <table:table-cell table:style-name="ce43" office:value-type="float" office:value="12359" calcext:value-type="float">
            <text:p><text:s text:c="3"/>12,359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55835" calcext:value-type="float">
            <text:p><text:s text:c="3"/>55,835</text:p>
          </table:table-cell>
          <table:table-cell table:style-name="ce25" office:value-type="float" office:value="13553" calcext:value-type="float">
            <text:p><text:s text:c="3"/>13,553</text:p>
          </table:table-cell>
          <table:table-cell table:style-name="ce25" office:value-type="float" office:value="4002" calcext:value-type="float">
            <text:p><text:s text:c="3"/>4,002</text:p>
          </table:table-cell>
          <table:table-cell table:style-name="ce25" office:value-type="float" office:value="3713" calcext:value-type="float">
            <text:p><text:s text:c="3"/>3,713</text:p>
          </table:table-cell>
          <table:table-cell table:style-name="ce25" office:value-type="float" office:value="1690" calcext:value-type="float">
            <text:p><text:s text:c="3"/>1,690</text:p>
          </table:table-cell>
          <table:table-cell table:style-name="ce25" office:value-type="float" office:value="1593" calcext:value-type="float">
            <text:p><text:s text:c="3"/>1,593</text:p>
          </table:table-cell>
          <table:table-cell table:style-name="ce25" office:value-type="float" office:value="923" calcext:value-type="float">
            <text:p><text:s text:c="3"/>923</text:p>
          </table:table-cell>
          <table:table-cell table:style-name="ce25" office:value-type="float" office:value="1455" calcext:value-type="float">
            <text:p><text:s text:c="3"/>1,455</text:p>
          </table:table-cell>
          <table:table-cell table:style-name="ce25" office:value-type="float" office:value="4410" calcext:value-type="float">
            <text:p><text:s text:c="3"/>4,410</text:p>
          </table:table-cell>
          <table:table-cell table:style-name="ce25" office:value-type="float" office:value="229" calcext:value-type="float">
            <text:p><text:s text:c="3"/>229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922" calcext:value-type="float">
            <text:p><text:s text:c="3"/>1,922</text:p>
          </table:table-cell>
          <table:table-cell table:style-name="ce25" office:value-type="float" office:value="20696" calcext:value-type="float">
            <text:p><text:s text:c="3"/>20,696</text:p>
          </table:table-cell>
          <table:table-cell table:style-name="ce25" office:value-type="float" office:value="1640" calcext:value-type="float">
            <text:p><text:s text:c="3"/>1,640</text:p>
          </table:table-cell>
          <table:table-cell table:style-name="ce25" office:value-type="float" office:value="9" calcext:value-type="float">
            <text:p><text:s text:c="3"/>9</text:p>
          </table:table-cell>
          <table:table-cell table:style-name="ce25" office:value-type="float" office:value="41953" calcext:value-type="float">
            <text:p><text:s text:c="3"/>41,953</text:p>
          </table:table-cell>
          <table:table-cell table:style-name="ce25" office:value-type="float" office:value="1289" calcext:value-type="float">
            <text:p><text:s text:c="3"/>1,289</text:p>
          </table:table-cell>
          <table:table-cell table:style-name="ce25" office:value-type="float" office:value="4349" calcext:value-type="float">
            <text:p><text:s text:c="3"/>4,349</text:p>
          </table:table-cell>
          <table:table-cell table:style-name="ce25" office:value-type="float" office:value="2721" calcext:value-type="float">
            <text:p><text:s text:c="3"/>2,721</text:p>
          </table:table-cell>
          <table:table-cell table:style-name="ce25" office:value-type="float" office:value="2376" calcext:value-type="float">
            <text:p><text:s text:c="3"/>2,376</text:p>
          </table:table-cell>
          <table:table-cell table:style-name="ce25" office:value-type="float" office:value="2235" calcext:value-type="float">
            <text:p><text:s text:c="3"/>2,235</text:p>
          </table:table-cell>
          <table:table-cell table:style-name="ce25" office:value-type="float" office:value="969" calcext:value-type="float">
            <text:p><text:s text:c="3"/>969</text:p>
          </table:table-cell>
          <table:table-cell table:style-name="ce25" office:value-type="float" office:value="1426" calcext:value-type="float">
            <text:p><text:s text:c="3"/>1,426</text:p>
          </table:table-cell>
          <table:table-cell table:style-name="ce25" office:value-type="float" office:value="3702" calcext:value-type="float">
            <text:p><text:s text:c="3"/>3,702</text:p>
          </table:table-cell>
          <table:table-cell table:style-name="ce25" office:value-type="float" office:value="237" calcext:value-type="float">
            <text:p><text:s text:c="3"/>237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922" calcext:value-type="float">
            <text:p><text:s text:c="3"/>1,922</text:p>
          </table:table-cell>
          <table:table-cell table:style-name="ce25" office:value-type="float" office:value="20696" calcext:value-type="float">
            <text:p><text:s text:c="3"/>20,696</text:p>
          </table:table-cell>
          <table:table-cell table:style-name="ce25" office:value-type="float" office:value="18" calcext:value-type="float">
            <text:p><text:s text:c="3"/>18</text:p>
          </table:table-cell>
          <table:table-cell table:style-name="ce25" office:value-type="float" office:value="13" calcext:value-type="float">
            <text:p><text:s text:c="3"/>13</text:p>
          </table:table-cell>
          <table:table-cell table:style-name="ce44" office:value-type="float" office:value="13882" calcext:value-type="float">
            <text:p><text:s text:c="3"/>13,882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20563" calcext:value-type="float">
            <text:p>20,563</text:p>
          </table:table-cell>
          <table:table-cell table:style-name="ce26" office:value-type="float" office:value="6192" calcext:value-type="float">
            <text:p>6,19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583" calcext:value-type="float">
            <text:p>4,583</text:p>
          </table:table-cell>
          <table:table-cell table:style-name="ce26" office:value-type="float" office:value="1027" calcext:value-type="float">
            <text:p>1,027</text:p>
          </table:table-cell>
          <table:table-cell table:style-name="ce26" office:value-type="float" office:value="356" calcext:value-type="float">
            <text:p>356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321" calcext:value-type="float">
            <text:p>321</text:p>
          </table:table-cell>
          <table:table-cell table:style-name="ce26" office:value-type="float" office:value="1654" calcext:value-type="float">
            <text:p>1,654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598" calcext:value-type="float">
            <text:p>5,598</text:p>
          </table:table-cell>
          <table:table-cell table:style-name="ce26" office:value-type="float" office:value="493" calcext:value-type="float">
            <text:p>49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3604" calcext:value-type="float">
            <text:p>13,604</text:p>
          </table:table-cell>
          <table:table-cell table:style-name="ce26" office:value-type="float" office:value="509" calcext:value-type="float">
            <text:p>50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844" calcext:value-type="float">
            <text:p>2,844</text:p>
          </table:table-cell>
          <table:table-cell table:style-name="ce26" office:value-type="float" office:value="1851" calcext:value-type="float">
            <text:p>1,851</text:p>
          </table:table-cell>
          <table:table-cell table:style-name="ce26" office:value-type="float" office:value="466" calcext:value-type="float">
            <text:p>466</text:p>
          </table:table-cell>
          <table:table-cell table:style-name="ce26" office:value-type="float" office:value="218" calcext:value-type="float">
            <text:p>218</text:p>
          </table:table-cell>
          <table:table-cell table:style-name="ce26" office:value-type="float" office:value="276" calcext:value-type="float">
            <text:p>276</text:p>
          </table:table-cell>
          <table:table-cell table:style-name="ce26" office:value-type="float" office:value="1685" calcext:value-type="float">
            <text:p>1,685</text:p>
          </table:table-cell>
          <table:table-cell table:style-name="ce26" office:value-type="float" office:value="145" calcext:value-type="float">
            <text:p>14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598" calcext:value-type="float">
            <text:p>5,598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6959" calcext:value-type="float">
            <text:p>6,959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9538" calcext:value-type="float">
            <text:p>9,538</text:p>
          </table:table-cell>
          <table:table-cell table:style-name="ce27" office:value-type="float" office:value="2964" calcext:value-type="float">
            <text:p>2,96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168" calcext:value-type="float">
            <text:p>2,168</text:p>
          </table:table-cell>
          <table:table-cell table:style-name="ce27" office:value-type="float" office:value="488" calcext:value-type="float">
            <text:p>488</text:p>
          </table:table-cell>
          <table:table-cell table:style-name="ce27" office:value-type="float" office:value="159" calcext:value-type="float">
            <text:p>159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62" calcext:value-type="float">
            <text:p>162</text:p>
          </table:table-cell>
          <table:table-cell table:style-name="ce27" office:value-type="float" office:value="783" calcext:value-type="float">
            <text:p>78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489" calcext:value-type="float">
            <text:p>2,489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212" calcext:value-type="float">
            <text:p>6,212</text:p>
          </table:table-cell>
          <table:table-cell table:style-name="ce27" office:value-type="float" office:value="235" calcext:value-type="float">
            <text:p>23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71" calcext:value-type="float">
            <text:p>1,271</text:p>
          </table:table-cell>
          <table:table-cell table:style-name="ce27" office:value-type="float" office:value="865" calcext:value-type="float">
            <text:p>865</text:p>
          </table:table-cell>
          <table:table-cell table:style-name="ce27" office:value-type="float" office:value="209" calcext:value-type="float">
            <text:p>209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833" calcext:value-type="float">
            <text:p>833</text:p>
          </table:table-cell>
          <table:table-cell table:style-name="ce27" office:value-type="float" office:value="83" calcext:value-type="float">
            <text:p>8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89" calcext:value-type="float">
            <text:p>2,489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3326" calcext:value-type="float">
            <text:p>3,326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11025" calcext:value-type="float">
            <text:p>11,025</text:p>
          </table:table-cell>
          <table:table-cell table:style-name="ce28" office:value-type="float" office:value="3228" calcext:value-type="float">
            <text:p>3,22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415" calcext:value-type="float">
            <text:p>2,415</text:p>
          </table:table-cell>
          <table:table-cell table:style-name="ce28" office:value-type="float" office:value="539" calcext:value-type="float">
            <text:p>539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871" calcext:value-type="float">
            <text:p>871</text:p>
          </table:table-cell>
          <table:table-cell table:style-name="ce28" office:value-type="float" office:value="54" calcext:value-type="float">
            <text:p>5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109" calcext:value-type="float">
            <text:p>3,109</text:p>
          </table:table-cell>
          <table:table-cell table:style-name="ce28" office:value-type="float" office:value="338" calcext:value-type="float">
            <text:p>33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392" calcext:value-type="float">
            <text:p>7,392</text:p>
          </table:table-cell>
          <table:table-cell table:style-name="ce28" office:value-type="float" office:value="274" calcext:value-type="float">
            <text:p>27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73" calcext:value-type="float">
            <text:p>1,573</text:p>
          </table:table-cell>
          <table:table-cell table:style-name="ce28" office:value-type="float" office:value="986" calcext:value-type="float">
            <text:p>986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62" calcext:value-type="float">
            <text:p>6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109" calcext:value-type="float">
            <text:p>3,109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3633" calcext:value-type="float">
            <text:p>3,63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4838" calcext:value-type="float">
            <text:p>14,838</text:p>
          </table:table-cell>
          <table:table-cell table:style-name="ce26" office:value-type="float" office:value="5372" calcext:value-type="float">
            <text:p>5,372</text:p>
          </table:table-cell>
          <table:table-cell table:style-name="ce26" office:value-type="float" office:value="2844" calcext:value-type="float">
            <text:p>2,84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51" calcext:value-type="float">
            <text:p>451</text:p>
          </table:table-cell>
          <table:table-cell table:style-name="ce26" office:value-type="float" office:value="243" calcext:value-type="float">
            <text:p>243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912" calcext:value-type="float">
            <text:p>912</text:p>
          </table:table-cell>
          <table:table-cell table:style-name="ce26" office:value-type="float" office:value="34" calcext:value-type="float">
            <text:p>3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113" calcext:value-type="float">
            <text:p>4,113</text:p>
          </table:table-cell>
          <table:table-cell table:style-name="ce26" office:value-type="float" office:value="509" calcext:value-type="float">
            <text:p>509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1982" calcext:value-type="float">
            <text:p>11,982</text:p>
          </table:table-cell>
          <table:table-cell table:style-name="ce26" office:value-type="float" office:value="739" calcext:value-type="float">
            <text:p>739</text:p>
          </table:table-cell>
          <table:table-cell table:style-name="ce26" office:value-type="float" office:value="4583" calcext:value-type="float">
            <text:p>4,58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81" calcext:value-type="float">
            <text:p>781</text:p>
          </table:table-cell>
          <table:table-cell table:style-name="ce26" office:value-type="float" office:value="344" calcext:value-type="float">
            <text:p>344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1019" calcext:value-type="float">
            <text:p>1,019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113" calcext:value-type="float">
            <text:p>4,11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2856" calcext:value-type="float">
            <text:p>2,856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659" calcext:value-type="float">
            <text:p>6,659</text:p>
          </table:table-cell>
          <table:table-cell table:style-name="ce27" office:value-type="float" office:value="2429" calcext:value-type="float">
            <text:p>2,429</text:p>
          </table:table-cell>
          <table:table-cell table:style-name="ce27" office:value-type="float" office:value="1271" calcext:value-type="float">
            <text:p>1,27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88" calcext:value-type="float">
            <text:p>188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388" calcext:value-type="float">
            <text:p>388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19" calcext:value-type="float">
            <text:p>1,919</text:p>
          </table:table-cell>
          <table:table-cell table:style-name="ce27" office:value-type="float" office:value="191" calcext:value-type="float">
            <text:p>19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657" calcext:value-type="float">
            <text:p>5,657</text:p>
          </table:table-cell>
          <table:table-cell table:style-name="ce27" office:value-type="float" office:value="326" calcext:value-type="float">
            <text:p>326</text:p>
          </table:table-cell>
          <table:table-cell table:style-name="ce27" office:value-type="float" office:value="2168" calcext:value-type="float">
            <text:p>2,16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85" calcext:value-type="float">
            <text:p>385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508" calcext:value-type="float">
            <text:p>508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19" calcext:value-type="float">
            <text:p>1,919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style-name="ce46" office:value-type="float" office:value="1002" calcext:value-type="float">
            <text:p>1,00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8179" calcext:value-type="float">
            <text:p>8,179</text:p>
          </table:table-cell>
          <table:table-cell table:style-name="ce28" office:value-type="float" office:value="2943" calcext:value-type="float">
            <text:p>2,943</text:p>
          </table:table-cell>
          <table:table-cell table:style-name="ce28" office:value-type="float" office:value="1573" calcext:value-type="float">
            <text:p>1,57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524" calcext:value-type="float">
            <text:p>524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94" calcext:value-type="float">
            <text:p>2,194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6325" calcext:value-type="float">
            <text:p>6,325</text:p>
          </table:table-cell>
          <table:table-cell table:style-name="ce28" office:value-type="float" office:value="413" calcext:value-type="float">
            <text:p>413</text:p>
          </table:table-cell>
          <table:table-cell table:style-name="ce28" office:value-type="float" office:value="2415" calcext:value-type="float">
            <text:p>2,41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96" calcext:value-type="float">
            <text:p>396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511" calcext:value-type="float">
            <text:p>511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94" calcext:value-type="float">
            <text:p>2,19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1854" calcext:value-type="float">
            <text:p>1,854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1787" calcext:value-type="float">
            <text:p>11,787</text:p>
          </table:table-cell>
          <table:table-cell table:style-name="ce26" office:value-type="float" office:value="2622" calcext:value-type="float">
            <text:p>2,622</text:p>
          </table:table-cell>
          <table:table-cell table:style-name="ce26" office:value-type="float" office:value="1851" calcext:value-type="float">
            <text:p>1,851</text:p>
          </table:table-cell>
          <table:table-cell table:style-name="ce26" office:value-type="float" office:value="781" calcext:value-type="float">
            <text:p>78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43" calcext:value-type="float">
            <text:p>243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1230" calcext:value-type="float">
            <text:p>1,230</text:p>
          </table:table-cell>
          <table:table-cell table:style-name="ce26" office:value-type="float" office:value="71" calcext:value-type="float">
            <text:p>7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330" calcext:value-type="float">
            <text:p>4,330</text:p>
          </table:table-cell>
          <table:table-cell table:style-name="ce26" office:value-type="float" office:value="279" calcext:value-type="float">
            <text:p>279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7796" calcext:value-type="float">
            <text:p>7,796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027" calcext:value-type="float">
            <text:p>1,027</text:p>
          </table:table-cell>
          <table:table-cell table:style-name="ce26" office:value-type="float" office:value="451" calcext:value-type="float">
            <text:p>45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98" calcext:value-type="float">
            <text:p>298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1082" calcext:value-type="float">
            <text:p>1,082</text:p>
          </table:table-cell>
          <table:table-cell table:style-name="ce26" office:value-type="float" office:value="75" calcext:value-type="float">
            <text:p>7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330" calcext:value-type="float">
            <text:p>4,33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3991" calcext:value-type="float">
            <text:p>3,991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586" calcext:value-type="float">
            <text:p>5,586</text:p>
          </table:table-cell>
          <table:table-cell table:style-name="ce27" office:value-type="float" office:value="1316" calcext:value-type="float">
            <text:p>1,316</text:p>
          </table:table-cell>
          <table:table-cell table:style-name="ce27" office:value-type="float" office:value="865" calcext:value-type="float">
            <text:p>865</text:p>
          </table:table-cell>
          <table:table-cell table:style-name="ce27" office:value-type="float" office:value="385" calcext:value-type="float">
            <text:p>38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609" calcext:value-type="float">
            <text:p>609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96" calcext:value-type="float">
            <text:p>1,996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633" calcext:value-type="float">
            <text:p>3,63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488" calcext:value-type="float">
            <text:p>488</text:p>
          </table:table-cell>
          <table:table-cell table:style-name="ce27" office:value-type="float" office:value="188" calcext:value-type="float">
            <text:p>18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46" calcext:value-type="float">
            <text:p>146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542" calcext:value-type="float">
            <text:p>542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96" calcext:value-type="float">
            <text:p>1,99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1953" calcext:value-type="float">
            <text:p>1,95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201" calcext:value-type="float">
            <text:p>6,201</text:p>
          </table:table-cell>
          <table:table-cell table:style-name="ce28" office:value-type="float" office:value="1306" calcext:value-type="float">
            <text:p>1,306</text:p>
          </table:table-cell>
          <table:table-cell table:style-name="ce28" office:value-type="float" office:value="986" calcext:value-type="float">
            <text:p>986</text:p>
          </table:table-cell>
          <table:table-cell table:style-name="ce28" office:value-type="float" office:value="396" calcext:value-type="float">
            <text:p>39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621" calcext:value-type="float">
            <text:p>621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34" calcext:value-type="float">
            <text:p>2,334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163" calcext:value-type="float">
            <text:p>4,163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539" calcext:value-type="float">
            <text:p>539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540" calcext:value-type="float">
            <text:p>540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34" calcext:value-type="float">
            <text:p>2,33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2038" calcext:value-type="float">
            <text:p>2,038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3848" calcext:value-type="float">
            <text:p>13,848</text:p>
          </table:table-cell>
          <table:table-cell table:style-name="ce26" office:value-type="float" office:value="2782" calcext:value-type="float">
            <text:p>2,782</text:p>
          </table:table-cell>
          <table:table-cell table:style-name="ce26" office:value-type="float" office:value="466" calcext:value-type="float">
            <text:p>466</text:p>
          </table:table-cell>
          <table:table-cell table:style-name="ce26" office:value-type="float" office:value="344" calcext:value-type="float">
            <text:p>344</text:p>
          </table:table-cell>
          <table:table-cell table:style-name="ce26" office:value-type="float" office:value="298" calcext:value-type="float">
            <text:p>29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13" calcext:value-type="float">
            <text:p>213</text:p>
          </table:table-cell>
          <table:table-cell table:style-name="ce26" office:value-type="float" office:value="309" calcext:value-type="float">
            <text:p>309</text:p>
          </table:table-cell>
          <table:table-cell table:style-name="ce26" office:value-type="float" office:value="2449" calcext:value-type="float">
            <text:p>2,449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692" calcext:value-type="float">
            <text:p>6,692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9875" calcext:value-type="float">
            <text:p>9,875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float" office:value="356" calcext:value-type="float">
            <text:p>356</text:p>
          </table:table-cell>
          <table:table-cell table:number-columns-repeated="2" table:style-name="ce26" office:value-type="float" office:value="243" calcext:value-type="float">
            <text:p>24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float" office:value="1694" calcext:value-type="float">
            <text:p>1,694</text:p>
          </table:table-cell>
          <table:table-cell table:style-name="ce26" office:value-type="float" office:value="52" calcext:value-type="float">
            <text:p>5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692" calcext:value-type="float">
            <text:p>6,69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45" office:value-type="float" office:value="3973" calcext:value-type="float">
            <text:p>3,973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471" calcext:value-type="float">
            <text:p>6,471</text:p>
          </table:table-cell>
          <table:table-cell table:style-name="ce27" office:value-type="float" office:value="1392" calcext:value-type="float">
            <text:p>1,392</text:p>
          </table:table-cell>
          <table:table-cell table:style-name="ce27" office:value-type="float" office:value="209" calcext:value-type="float">
            <text:p>209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146" calcext:value-type="float">
            <text:p>14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147" calcext:value-type="float">
            <text:p>147</text:p>
          </table:table-cell>
          <table:table-cell table:style-name="ce27" office:value-type="float" office:value="1114" calcext:value-type="float">
            <text:p>1,114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096" calcext:value-type="float">
            <text:p>3,096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556" calcext:value-type="float">
            <text:p>4,556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159" calcext:value-type="float">
            <text:p>159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787" calcext:value-type="float">
            <text:p>787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096" calcext:value-type="float">
            <text:p>3,096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46" office:value-type="float" office:value="1915" calcext:value-type="float">
            <text:p>1,915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7377" calcext:value-type="float">
            <text:p>7,377</text:p>
          </table:table-cell>
          <table:table-cell table:style-name="ce28" office:value-type="float" office:value="1390" calcext:value-type="float">
            <text:p>1,390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335" calcext:value-type="float">
            <text:p>1,335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596" calcext:value-type="float">
            <text:p>3,596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319" calcext:value-type="float">
            <text:p>5,319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907" calcext:value-type="float">
            <text:p>907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596" calcext:value-type="float">
            <text:p>3,59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2058" calcext:value-type="float">
            <text:p>2,058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6661" calcext:value-type="float">
            <text:p>6,661</text:p>
          </table:table-cell>
          <table:table-cell table:style-name="ce26" office:value-type="float" office:value="1393" calcext:value-type="float">
            <text:p>1,393</text:p>
          </table:table-cell>
          <table:table-cell table:style-name="ce26" office:value-type="float" office:value="218" calcext:value-type="float">
            <text:p>218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16" calcext:value-type="float">
            <text:p>516</text:p>
          </table:table-cell>
          <table:table-cell table:style-name="ce26" office:value-type="float" office:value="685" calcext:value-type="float">
            <text:p>685</text:p>
          </table:table-cell>
          <table:table-cell table:style-name="ce26" office:value-type="float" office:value="37" calcext:value-type="float">
            <text:p>3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230" calcext:value-type="float">
            <text:p>3,230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5030" calcext:value-type="float">
            <text:p>5,030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213" calcext:value-type="float">
            <text:p>21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62" calcext:value-type="float">
            <text:p>462</text:p>
          </table:table-cell>
          <table:table-cell table:style-name="ce26" office:value-type="float" office:value="476" calcext:value-type="float">
            <text:p>476</text:p>
          </table:table-cell>
          <table:table-cell table:style-name="ce26" office:value-type="float" office:value="30" calcext:value-type="float">
            <text:p>3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230" calcext:value-type="float">
            <text:p>3,23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1631" calcext:value-type="float">
            <text:p>1,631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075" calcext:value-type="float">
            <text:p>3,075</text:p>
          </table:table-cell>
          <table:table-cell table:style-name="ce27" office:value-type="float" office:value="667" calcext:value-type="float">
            <text:p>667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49" calcext:value-type="float">
            <text:p>249</text:p>
          </table:table-cell>
          <table:table-cell table:style-name="ce27" office:value-type="float" office:value="338" calcext:value-type="float">
            <text:p>338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442" calcext:value-type="float">
            <text:p>1,442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257" calcext:value-type="float">
            <text:p>2,257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09" calcext:value-type="float">
            <text:p>209</text:p>
          </table:table-cell>
          <table:table-cell table:style-name="ce27" office:value-type="float" office:value="222" calcext:value-type="float">
            <text:p>222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442" calcext:value-type="float">
            <text:p>1,44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818" calcext:value-type="float">
            <text:p>818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586" calcext:value-type="float">
            <text:p>3,586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788" calcext:value-type="float">
            <text:p>1,788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773" calcext:value-type="float">
            <text:p>2,773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788" calcext:value-type="float">
            <text:p>1,78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813" calcext:value-type="float">
            <text:p>81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1332" calcext:value-type="float">
            <text:p>11,332</text:p>
          </table:table-cell>
          <table:table-cell table:style-name="ce26" office:value-type="float" office:value="2285" calcext:value-type="float">
            <text:p>2,285</text:p>
          </table:table-cell>
          <table:table-cell table:style-name="ce26" office:value-type="float" office:value="276" calcext:value-type="float">
            <text:p>276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float" office:value="462" calcext:value-type="float">
            <text:p>46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271" calcext:value-type="float">
            <text:p>1,271</text:p>
          </table:table-cell>
          <table:table-cell table:style-name="ce26" office:value-type="float" office:value="75" calcext:value-type="float">
            <text:p>7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138" calcext:value-type="float">
            <text:p>6,138</text:p>
          </table:table-cell>
          <table:table-cell table:style-name="ce26" office:value-type="float" office:value="234" calcext:value-type="float">
            <text:p>23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9083" calcext:value-type="float">
            <text:p>9,083</text:p>
          </table:table-cell>
          <table:table-cell table:style-name="ce26" office:value-type="float" office:value="196" calcext:value-type="float">
            <text:p>196</text:p>
          </table:table-cell>
          <table:table-cell table:style-name="ce26" office:value-type="float" office:value="321" calcext:value-type="float">
            <text:p>321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309" calcext:value-type="float">
            <text:p>309</text:p>
          </table:table-cell>
          <table:table-cell table:style-name="ce26" office:value-type="float" office:value="516" calcext:value-type="float">
            <text:p>51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098" calcext:value-type="float">
            <text:p>1,098</text:p>
          </table:table-cell>
          <table:table-cell table:style-name="ce26" office:value-type="float" office:value="61" calcext:value-type="float">
            <text:p>6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138" calcext:value-type="float">
            <text:p>6,13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2249" calcext:value-type="float">
            <text:p>2,249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262" calcext:value-type="float">
            <text:p>5,262</text:p>
          </table:table-cell>
          <table:table-cell table:style-name="ce27" office:value-type="float" office:value="1125" calcext:value-type="float">
            <text:p>1,125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209" calcext:value-type="float">
            <text:p>20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04" calcext:value-type="float">
            <text:p>604</text:p>
          </table:table-cell>
          <table:table-cell table:style-name="ce27" office:value-type="float" office:value="41" calcext:value-type="float">
            <text:p>4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815" calcext:value-type="float">
            <text:p>2,815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202" calcext:value-type="float">
            <text:p>4,202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162" calcext:value-type="float">
            <text:p>162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147" calcext:value-type="float">
            <text:p>147</text:p>
          </table:table-cell>
          <table:table-cell table:style-name="ce27" office:value-type="float" office:value="249" calcext:value-type="float">
            <text:p>24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13" calcext:value-type="float">
            <text:p>513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815" calcext:value-type="float">
            <text:p>2,81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1060" calcext:value-type="float">
            <text:p>1,060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6070" calcext:value-type="float">
            <text:p>6,070</text:p>
          </table:table-cell>
          <table:table-cell table:style-name="ce28" office:value-type="float" office:value="1160" calcext:value-type="float">
            <text:p>1,160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323" calcext:value-type="float">
            <text:p>3,323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881" calcext:value-type="float">
            <text:p>4,881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85" calcext:value-type="float">
            <text:p>585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323" calcext:value-type="float">
            <text:p>3,32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189" calcext:value-type="float">
            <text:p>1,189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4375" calcext:value-type="float">
            <text:p><text:s text:c="3"/>24,375</text:p>
          </table:table-cell>
          <table:table-cell table:style-name="ce29" office:value-type="float" office:value="5324" calcext:value-type="float">
            <text:p><text:s text:c="3"/>5,324</text:p>
          </table:table-cell>
          <table:table-cell table:style-name="ce29" office:value-type="float" office:value="1685" calcext:value-type="float">
            <text:p><text:s text:c="3"/>1,685</text:p>
          </table:table-cell>
          <table:table-cell table:style-name="ce29" office:value-type="float" office:value="1019" calcext:value-type="float">
            <text:p><text:s text:c="3"/>1,019</text:p>
          </table:table-cell>
          <table:table-cell table:style-name="ce29" office:value-type="float" office:value="1082" calcext:value-type="float">
            <text:p><text:s text:c="3"/>1,082</text:p>
          </table:table-cell>
          <table:table-cell table:style-name="ce29" office:value-type="float" office:value="1694" calcext:value-type="float">
            <text:p><text:s text:c="3"/>1,694</text:p>
          </table:table-cell>
          <table:table-cell table:style-name="ce29" office:value-type="float" office:value="476" calcext:value-type="float">
            <text:p><text:s text:c="3"/>476</text:p>
          </table:table-cell>
          <table:table-cell table:style-name="ce29" office:value-type="float" office:value="1098" calcext:value-type="float">
            <text:p><text:s text:c="3"/>1,098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29" calcext:value-type="float">
            <text:p><text:s text:c="3"/>129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461" calcext:value-type="float">
            <text:p><text:s text:c="3"/>3,461</text:p>
          </table:table-cell>
          <table:table-cell table:style-name="ce29" office:value-type="float" office:value="7893" calcext:value-type="float">
            <text:p><text:s text:c="3"/>7,893</text:p>
          </table:table-cell>
          <table:table-cell table:style-name="ce29" office:value-type="float" office:value="511" calcext:value-type="float">
            <text:p><text:s text:c="3"/>511</text:p>
          </table:table-cell>
          <table:table-cell table:style-name="ce29" office:value-type="float" office:value="3" calcext:value-type="float">
            <text:p><text:s text:c="3"/>3</text:p>
          </table:table-cell>
          <table:table-cell table:style-name="ce29" office:value-type="float" office:value="19993" calcext:value-type="float">
            <text:p><text:s text:c="3"/>19,993</text:p>
          </table:table-cell>
          <table:table-cell table:style-name="ce29" office:value-type="float" office:value="330" calcext:value-type="float">
            <text:p><text:s text:c="3"/>330</text:p>
          </table:table-cell>
          <table:table-cell table:style-name="ce29" office:value-type="float" office:value="1654" calcext:value-type="float">
            <text:p><text:s text:c="3"/>1,654</text:p>
          </table:table-cell>
          <table:table-cell table:style-name="ce29" office:value-type="float" office:value="912" calcext:value-type="float">
            <text:p><text:s text:c="3"/>912</text:p>
          </table:table-cell>
          <table:table-cell table:style-name="ce29" office:value-type="float" office:value="1230" calcext:value-type="float">
            <text:p><text:s text:c="3"/>1,230</text:p>
          </table:table-cell>
          <table:table-cell table:style-name="ce29" office:value-type="float" office:value="2449" calcext:value-type="float">
            <text:p><text:s text:c="3"/>2,449</text:p>
          </table:table-cell>
          <table:table-cell table:style-name="ce29" office:value-type="float" office:value="685" calcext:value-type="float">
            <text:p><text:s text:c="3"/>685</text:p>
          </table:table-cell>
          <table:table-cell table:style-name="ce29" office:value-type="float" office:value="1271" calcext:value-type="float">
            <text:p><text:s text:c="3"/>1,271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99" calcext:value-type="float">
            <text:p><text:s text:c="3"/>99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461" calcext:value-type="float">
            <text:p><text:s text:c="3"/>3,461</text:p>
          </table:table-cell>
          <table:table-cell table:style-name="ce29" office:value-type="float" office:value="7893" calcext:value-type="float">
            <text:p><text:s text:c="3"/>7,893</text:p>
          </table:table-cell>
          <table:table-cell table:style-name="ce29" office:value-type="float" office:value="4" calcext:value-type="float">
            <text:p><text:s text:c="3"/>4</text:p>
          </table:table-cell>
          <table:table-cell table:style-name="ce26" office:value-type="float" office:value="5" calcext:value-type="float">
            <text:p>5</text:p>
          </table:table-cell>
          <table:table-cell table:style-name="ce45" office:value-type="float" office:value="4382" calcext:value-type="float">
            <text:p>4,382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11416" calcext:value-type="float">
            <text:p><text:s text:c="3"/>11,416</text:p>
          </table:table-cell>
          <table:table-cell table:style-name="ce30" office:value-type="float" office:value="2628" calcext:value-type="float">
            <text:p><text:s text:c="3"/>2,628</text:p>
          </table:table-cell>
          <table:table-cell table:style-name="ce30" office:value-type="float" office:value="833" calcext:value-type="float">
            <text:p><text:s text:c="3"/>833</text:p>
          </table:table-cell>
          <table:table-cell table:style-name="ce30" office:value-type="float" office:value="508" calcext:value-type="float">
            <text:p><text:s text:c="3"/>508</text:p>
          </table:table-cell>
          <table:table-cell table:style-name="ce30" office:value-type="float" office:value="542" calcext:value-type="float">
            <text:p><text:s text:c="3"/>542</text:p>
          </table:table-cell>
          <table:table-cell table:style-name="ce30" office:value-type="float" office:value="787" calcext:value-type="float">
            <text:p><text:s text:c="3"/>787</text:p>
          </table:table-cell>
          <table:table-cell table:style-name="ce30" office:value-type="float" office:value="222" calcext:value-type="float">
            <text:p><text:s text:c="3"/>222</text:p>
          </table:table-cell>
          <table:table-cell table:style-name="ce30" office:value-type="float" office:value="513" calcext:value-type="float">
            <text:p><text:s text:c="3"/>513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76" calcext:value-type="float">
            <text:p><text:s text:c="3"/>76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541" calcext:value-type="float">
            <text:p><text:s text:c="3"/>1,541</text:p>
          </table:table-cell>
          <table:table-cell table:style-name="ce30" office:value-type="float" office:value="3628" calcext:value-type="float">
            <text:p><text:s text:c="3"/>3,628</text:p>
          </table:table-cell>
          <table:table-cell table:style-name="ce30" office:value-type="float" office:value="136" calcext:value-type="float">
            <text:p><text:s text:c="3"/>136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30" office:value-type="float" office:value="9212" calcext:value-type="float">
            <text:p><text:s text:c="3"/>9,212</text:p>
          </table:table-cell>
          <table:table-cell table:style-name="ce30" office:value-type="float" office:value="150" calcext:value-type="float">
            <text:p><text:s text:c="3"/>150</text:p>
          </table:table-cell>
          <table:table-cell table:style-name="ce30" office:value-type="float" office:value="783" calcext:value-type="float">
            <text:p><text:s text:c="3"/>783</text:p>
          </table:table-cell>
          <table:table-cell table:style-name="ce30" office:value-type="float" office:value="388" calcext:value-type="float">
            <text:p><text:s text:c="3"/>388</text:p>
          </table:table-cell>
          <table:table-cell table:style-name="ce30" office:value-type="float" office:value="609" calcext:value-type="float">
            <text:p><text:s text:c="3"/>609</text:p>
          </table:table-cell>
          <table:table-cell table:style-name="ce30" office:value-type="float" office:value="1114" calcext:value-type="float">
            <text:p><text:s text:c="3"/>1,114</text:p>
          </table:table-cell>
          <table:table-cell table:style-name="ce30" office:value-type="float" office:value="338" calcext:value-type="float">
            <text:p><text:s text:c="3"/>338</text:p>
          </table:table-cell>
          <table:table-cell table:style-name="ce30" office:value-type="float" office:value="604" calcext:value-type="float">
            <text:p><text:s text:c="3"/>604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4" calcext:value-type="float">
            <text:p><text:s text:c="3"/>54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541" calcext:value-type="float">
            <text:p><text:s text:c="3"/>1,541</text:p>
          </table:table-cell>
          <table:table-cell table:style-name="ce30" office:value-type="float" office:value="3628" calcext:value-type="float">
            <text:p><text:s text:c="3"/>3,628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2204" calcext:value-type="float">
            <text:p>2,20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2959" calcext:value-type="float">
            <text:p><text:s text:c="3"/>12,959</text:p>
          </table:table-cell>
          <table:table-cell table:style-name="ce31" office:value-type="float" office:value="2696" calcext:value-type="float">
            <text:p><text:s text:c="3"/>2,696</text:p>
          </table:table-cell>
          <table:table-cell table:style-name="ce31" office:value-type="float" office:value="852" calcext:value-type="float">
            <text:p><text:s text:c="3"/>852</text:p>
          </table:table-cell>
          <table:table-cell table:style-name="ce31" office:value-type="float" office:value="511" calcext:value-type="float">
            <text:p><text:s text:c="3"/>511</text:p>
          </table:table-cell>
          <table:table-cell table:style-name="ce31" office:value-type="float" office:value="540" calcext:value-type="float">
            <text:p><text:s text:c="3"/>540</text:p>
          </table:table-cell>
          <table:table-cell table:style-name="ce31" office:value-type="float" office:value="907" calcext:value-type="float">
            <text:p><text:s text:c="3"/>907</text:p>
          </table:table-cell>
          <table:table-cell table:style-name="ce31" office:value-type="float" office:value="254" calcext:value-type="float">
            <text:p><text:s text:c="3"/>254</text:p>
          </table:table-cell>
          <table:table-cell table:style-name="ce31" office:value-type="float" office:value="585" calcext:value-type="float">
            <text:p><text:s text:c="3"/>585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53" calcext:value-type="float">
            <text:p><text:s text:c="3"/>53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920" calcext:value-type="float">
            <text:p><text:s text:c="3"/>1,920</text:p>
          </table:table-cell>
          <table:table-cell table:style-name="ce31" office:value-type="float" office:value="4265" calcext:value-type="float">
            <text:p><text:s text:c="3"/>4,265</text:p>
          </table:table-cell>
          <table:table-cell table:style-name="ce31" office:value-type="float" office:value="375" calcext:value-type="float">
            <text:p><text:s text:c="3"/>375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10781" calcext:value-type="float">
            <text:p><text:s text:c="3"/>10,781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871" calcext:value-type="float">
            <text:p><text:s text:c="3"/>871</text:p>
          </table:table-cell>
          <table:table-cell table:style-name="ce31" office:value-type="float" office:value="524" calcext:value-type="float">
            <text:p><text:s text:c="3"/>524</text:p>
          </table:table-cell>
          <table:table-cell table:style-name="ce31" office:value-type="float" office:value="621" calcext:value-type="float">
            <text:p><text:s text:c="3"/>621</text:p>
          </table:table-cell>
          <table:table-cell table:style-name="ce31" office:value-type="float" office:value="1335" calcext:value-type="float">
            <text:p><text:s text:c="3"/>1,335</text:p>
          </table:table-cell>
          <table:table-cell table:style-name="ce31" office:value-type="float" office:value="347" calcext:value-type="float">
            <text:p><text:s text:c="3"/>347</text:p>
          </table:table-cell>
          <table:table-cell table:style-name="ce31" office:value-type="float" office:value="667" calcext:value-type="float">
            <text:p><text:s text:c="3"/>667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5" calcext:value-type="float">
            <text:p><text:s text:c="3"/>45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920" calcext:value-type="float">
            <text:p><text:s text:c="3"/>1,920</text:p>
          </table:table-cell>
          <table:table-cell table:style-name="ce31" office:value-type="float" office:value="4265" calcext:value-type="float">
            <text:p><text:s text:c="3"/>4,265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2178" calcext:value-type="float">
            <text:p>2,178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116" calcext:value-type="float">
            <text:p>2,116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30" calcext:value-type="float">
            <text:p>30</text:p>
          </table:table-cell>
          <table:table-cell table:number-columns-repeated="2"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037" calcext:value-type="float">
            <text:p>1,037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88" calcext:value-type="float">
            <text:p>1,68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037" calcext:value-type="float">
            <text:p>1,0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428" calcext:value-type="float">
            <text:p>428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91" calcext:value-type="float">
            <text:p>991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83" calcext:value-type="float">
            <text:p>48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83" calcext:value-type="float">
            <text:p>48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02" calcext:value-type="float">
            <text:p>20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25" calcext:value-type="float">
            <text:p>1,125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554" calcext:value-type="float">
            <text:p>554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99" calcext:value-type="float">
            <text:p>89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554" calcext:value-type="float">
            <text:p>55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226" calcext:value-type="float">
            <text:p>226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464" calcext:value-type="float">
            <text:p>2,464</text:p>
          </table:table-cell>
          <table:table-cell table:style-name="ce32" office:value-type="float" office:value="512" calcext:value-type="float">
            <text:p>512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72" calcext:value-type="float">
            <text:p>572</text:p>
          </table:table-cell>
          <table:table-cell table:style-name="ce32" office:value-type="float" office:value="624" calcext:value-type="float">
            <text:p>62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38" calcext:value-type="float">
            <text:p>1,63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6" calcext:value-type="float">
            <text:p>396</text:p>
          </table:table-cell>
          <table:table-cell table:style-name="ce32" office:value-type="float" office:value="624" calcext:value-type="float">
            <text:p>62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826" calcext:value-type="float">
            <text:p>82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85" calcext:value-type="float">
            <text:p>1,185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30" calcext:value-type="float">
            <text:p>30</text:p>
          </table:table-cell>
          <table:table-cell table:number-columns-repeated="2"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289" calcext:value-type="float">
            <text:p>28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33" calcext:value-type="float">
            <text:p>43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79" calcext:value-type="float">
            <text:p>1,279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86" calcext:value-type="float">
            <text:p>88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393" calcext:value-type="float">
            <text:p>393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929" calcext:value-type="float">
            <text:p>1,929</text:p>
          </table:table-cell>
          <table:table-cell table:style-name="ce32" office:value-type="float" office:value="476" calcext:value-type="float">
            <text:p>476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528" calcext:value-type="float">
            <text:p>528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23" calcext:value-type="float">
            <text:p>1,32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528" calcext:value-type="float">
            <text:p>52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606" calcext:value-type="float">
            <text:p>60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10" calcext:value-type="float">
            <text:p>910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245" calcext:value-type="float">
            <text:p>24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26" calcext:value-type="float">
            <text:p>32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19" calcext:value-type="float">
            <text:p>1,019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39" calcext:value-type="float">
            <text:p>73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283" calcext:value-type="float">
            <text:p>28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80" calcext:value-type="float">
            <text:p>28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547" calcext:value-type="float">
            <text:p>3,547</text:p>
          </table:table-cell>
          <table:table-cell table:style-name="ce32" office:value-type="float" office:value="969" calcext:value-type="float">
            <text:p>969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442" calcext:value-type="float">
            <text:p>442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9" calcext:value-type="float">
            <text:p>289</text:p>
          </table:table-cell>
          <table:table-cell table:style-name="ce32" office:value-type="float" office:value="1378" calcext:value-type="float">
            <text:p>1,378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45" calcext:value-type="float">
            <text:p>3,245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843" calcext:value-type="float">
            <text:p>843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16" calcext:value-type="float">
            <text:p>416</text:p>
          </table:table-cell>
          <table:table-cell table:style-name="ce32" office:value-type="float" office:value="1378" calcext:value-type="float">
            <text:p>1,37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02" calcext:value-type="float">
            <text:p>302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622" calcext:value-type="float">
            <text:p>1,622</text:p>
          </table:table-cell>
          <table:table-cell table:style-name="ce33" office:value-type="float" office:value="494" calcext:value-type="float">
            <text:p>494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65" calcext:value-type="float">
            <text:p>1,46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615" calcext:value-type="float">
            <text:p>61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57" calcext:value-type="float">
            <text:p>15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925" calcext:value-type="float">
            <text:p>1,925</text:p>
          </table:table-cell>
          <table:table-cell table:style-name="ce34" office:value-type="float" office:value="475" calcext:value-type="float">
            <text:p>475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763" calcext:value-type="float">
            <text:p>763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80" calcext:value-type="float">
            <text:p>1,78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468" calcext:value-type="float">
            <text:p>468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763" calcext:value-type="float">
            <text:p>76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45" calcext:value-type="float">
            <text:p>145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04" calcext:value-type="float">
            <text:p>1,404</text:p>
          </table:table-cell>
          <table:table-cell table:style-name="ce32" office:value-type="float" office:value="351" calcext:value-type="float">
            <text:p>351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78" calcext:value-type="float">
            <text:p>1,27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411" calcext:value-type="float">
            <text:p>41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346" calcext:value-type="float">
            <text:p>34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26" calcext:value-type="float">
            <text:p>12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43" calcext:value-type="float">
            <text:p>643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57" calcext:value-type="float">
            <text:p>15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65" calcext:value-type="float">
            <text:p>6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61" calcext:value-type="float">
            <text:p>761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00" calcext:value-type="float">
            <text:p>70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189" calcext:value-type="float">
            <text:p>18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61" calcext:value-type="float">
            <text:p>6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85" calcext:value-type="float">
            <text:p>1,885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576" calcext:value-type="float">
            <text:p>576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548" calcext:value-type="float">
            <text:p>1,54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576" calcext:value-type="float">
            <text:p>57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337" calcext:value-type="float">
            <text:p>33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08" calcext:value-type="float">
            <text:p>908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222" calcext:value-type="float">
            <text:p>22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77" calcext:value-type="float">
            <text:p>977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62" calcext:value-type="float">
            <text:p>86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9" office:value-type="float" office:value="115" calcext:value-type="float">
            <text:p>115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96" calcext:value-type="float">
            <text:p>1,396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81" calcext:value-type="float">
            <text:p>381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09" calcext:value-type="float">
            <text:p>1,20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14" calcext:value-type="float">
            <text:p>414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187" calcext:value-type="float">
            <text:p>18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59" calcext:value-type="float">
            <text:p>659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29" calcext:value-type="float">
            <text:p>12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18" calcext:value-type="float">
            <text:p>11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68" calcext:value-type="float">
            <text:p>66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69" calcext:value-type="float">
            <text:p>6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334" calcext:value-type="float">
            <text:p>2,334</text:p>
          </table:table-cell>
          <table:table-cell table:style-name="ce32" office:value-type="float" office:value="434" calcext:value-type="float">
            <text:p>434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461" calcext:value-type="float">
            <text:p>46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847" calcext:value-type="float">
            <text:p>84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34" calcext:value-type="float">
            <text:p>2,13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557" calcext:value-type="float">
            <text:p>55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847" calcext:value-type="float">
            <text:p>84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00" calcext:value-type="float">
            <text:p>20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72" calcext:value-type="float">
            <text:p>1,072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2" table:style-name="ce33" office:value-type="float" office:value="34" calcext:value-type="float">
            <text:p>34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06" calcext:value-type="float">
            <text:p>40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91" calcext:value-type="float">
            <text:p>99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406" calcext:value-type="float">
            <text:p>40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81" calcext:value-type="float">
            <text:p>8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62" calcext:value-type="float">
            <text:p>1,262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441" calcext:value-type="float">
            <text:p>441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43" calcext:value-type="float">
            <text:p>1,14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441" calcext:value-type="float">
            <text:p>44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19" calcext:value-type="float">
            <text:p>11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75" calcext:value-type="float">
            <text:p>675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11" calcext:value-type="float">
            <text:p>61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64" calcext:value-type="float">
            <text:p>6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35" calcext:value-type="float">
            <text:p>3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81" calcext:value-type="float">
            <text:p>8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9" calcext:value-type="float">
            <text:p>2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38" calcext:value-type="float">
            <text:p>1,238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560" calcext:value-type="float">
            <text:p>56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66" calcext:value-type="float">
            <text:p>1,16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560" calcext:value-type="float">
            <text:p>56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72" calcext:value-type="float">
            <text:p>7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52" calcext:value-type="float">
            <text:p>552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09" calcext:value-type="float">
            <text:p>50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242" calcext:value-type="float">
            <text:p>24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3" calcext:value-type="float">
            <text:p>4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86" calcext:value-type="float">
            <text:p>686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57" calcext:value-type="float">
            <text:p>65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29" calcext:value-type="float">
            <text:p>2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53" calcext:value-type="float">
            <text:p>55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81" calcext:value-type="float">
            <text:p>48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14" calcext:value-type="float">
            <text:p>11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72" calcext:value-type="float">
            <text:p>7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8" calcext:value-type="float">
            <text:p>5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0" calcext:value-type="float">
            <text:p>1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56" calcext:value-type="float">
            <text:p>5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204" calcext:value-type="float">
            <text:p>20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56" calcext:value-type="float">
            <text:p>5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62" calcext:value-type="float">
            <text:p>6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91" calcext:value-type="float">
            <text:p>1,691</text:p>
          </table:table-cell>
          <table:table-cell table:style-name="ce32" office:value-type="float" office:value="416" calcext:value-type="float">
            <text:p>416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543" calcext:value-type="float">
            <text:p>54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02" calcext:value-type="float">
            <text:p>1,30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543" calcext:value-type="float">
            <text:p>54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89" calcext:value-type="float">
            <text:p>38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2" calcext:value-type="float">
            <text:p>63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53" calcext:value-type="float">
            <text:p>25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46" calcext:value-type="float">
            <text:p>14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13" calcext:value-type="float">
            <text:p>91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70" calcext:value-type="float">
            <text:p>67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90" calcext:value-type="float">
            <text:p>29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43" calcext:value-type="float">
            <text:p>24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039" calcext:value-type="float">
            <text:p>2,039</text:p>
          </table:table-cell>
          <table:table-cell table:style-name="ce32" office:value-type="float" office:value="486" calcext:value-type="float">
            <text:p>486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38" calcext:value-type="float">
            <text:p>438</text:p>
          </table:table-cell>
          <table:table-cell table:style-name="ce32" office:value-type="float" office:value="605" calcext:value-type="float">
            <text:p>60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10" calcext:value-type="float">
            <text:p>1,51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67" calcext:value-type="float">
            <text:p>67</text:p>
          </table:table-cell>
          <table:table-cell table:number-columns-repeated="2"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88" calcext:value-type="float">
            <text:p>488</text:p>
          </table:table-cell>
          <table:table-cell table:style-name="ce32" office:value-type="float" office:value="605" calcext:value-type="float">
            <text:p>60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529" calcext:value-type="float">
            <text:p>52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98" calcext:value-type="float">
            <text:p>69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278" calcext:value-type="float">
            <text:p>27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76" calcext:value-type="float">
            <text:p>27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65" calcext:value-type="float">
            <text:p>1,06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12" calcext:value-type="float">
            <text:p>81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253" calcext:value-type="float">
            <text:p>25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04" calcext:value-type="float">
            <text:p>1,104</text:p>
          </table:table-cell>
          <table:table-cell table:style-name="ce32" office:value-type="float" office:value="242" calcext:value-type="float">
            <text:p>242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63" calcext:value-type="float">
            <text:p>63</text:p>
          </table:table-cell>
          <table:table-cell table:number-columns-repeated="2"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9" calcext:value-type="float">
            <text:p>339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60" calcext:value-type="float">
            <text:p>86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244" calcext:value-type="float">
            <text:p>24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01" calcext:value-type="float">
            <text:p>501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90" calcext:value-type="float">
            <text:p>9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03" calcext:value-type="float">
            <text:p>603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49" calcext:value-type="float">
            <text:p>44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141" calcext:value-type="float">
            <text:p>14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54" calcext:value-type="float">
            <text:p>15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939" calcext:value-type="float">
            <text:p>939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99" calcext:value-type="float">
            <text:p>9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99" calcext:value-type="float">
            <text:p>19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39" calcext:value-type="float">
            <text:p>739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129" calcext:value-type="float">
            <text:p>12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99" calcext:value-type="float">
            <text:p>19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200" calcext:value-type="float">
            <text:p>200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01" calcext:value-type="float">
            <text:p>501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20" calcext:value-type="float">
            <text:p>420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76" calcext:value-type="float">
            <text:p>7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12" calcext:value-type="float">
            <text:p>11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81" calcext:value-type="float">
            <text:p>8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53" calcext:value-type="float">
            <text:p>5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119" calcext:value-type="float">
            <text:p>11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35" calcext:value-type="float">
            <text:p>835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82" calcext:value-type="float">
            <text:p>8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40" calcext:value-type="float">
            <text:p>64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107" calcext:value-type="float">
            <text:p>10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92" calcext:value-type="float">
            <text:p>19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95" calcext:value-type="float">
            <text:p>19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3" calcext:value-type="float">
            <text:p>4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61" calcext:value-type="float">
            <text:p>6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07" calcext:value-type="float">
            <text:p>10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91" calcext:value-type="float">
            <text:p>9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91" calcext:value-type="float">
            <text:p>391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9" calcext:value-type="float">
            <text:p>3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46" calcext:value-type="float">
            <text:p>4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5" calcext:value-type="float">
            <text:p>8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04" calcext:value-type="float">
            <text:p>10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2" calcext:value-type="float">
            <text:p>2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5" calcext:value-type="float">
            <text:p>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0" calcext:value-type="float">
            <text:p><text:s/>－10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5" calcext:value-type="float">
            <text:p>15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11-遷徙'.$A$1" table:cell-range-address="$'11-遷徙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fill-character> </loext:fill-character>
      <number:number number:decimal-places="0" loext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6.4.7.2$Linux_X86_64 LibreOffice_project/40$Build-2</meta:generator>
  </office:meta>
</office:document-meta>
</file>